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bd477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1f8bf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f8690" officeooo:paragraph-rsid="001f8bf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f8690" officeooo:paragraph-rsid="001f869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1bd47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bd477" officeooo:paragraph-rsid="001bd477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bd477" officeooo:paragraph-rsid="001d1336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1bd477" officeooo:paragraph-rsid="001ef43c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d1336" officeooo:paragraph-rsid="001d1336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ef43c" officeooo:paragraph-rsid="001ef43c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ef43c" officeooo:paragraph-rsid="001f869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1ef43c" officeooo:paragraph-rsid="001ef43c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f8bfe" officeooo:paragraph-rsid="001f8bfe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8pt" officeooo:paragraph-rsid="001bd477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font-size="14pt" officeooo:rsid="001bd477" officeooo:paragraph-rsid="001bd477" style:font-size-asian="14pt" style:font-size-complex="14pt"/>
    </style:style>
    <style:style style:name="P16" style:family="paragraph" style:parent-style-name="Standard" style:list-style-name="L1">
      <style:paragraph-properties fo:text-align="center" style:justify-single-word="false"/>
      <style:text-properties fo:font-size="14pt" officeooo:rsid="001bd477" officeooo:paragraph-rsid="001bd477" style:font-size-asian="14pt" style:font-size-complex="14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officeooo:rsid="001bd477" officeooo:paragraph-rsid="001bd477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officeooo:rsid="001f8690" officeooo:paragraph-rsid="001f8690" style:font-size-asian="14pt" style:font-size-complex="14pt"/>
    </style:style>
    <style:style style:name="T1" style:family="text">
      <style:text-properties officeooo:rsid="001d1336"/>
    </style:style>
    <style:style style:name="T2" style:family="text">
      <style:text-properties officeooo:rsid="001ef43c"/>
    </style:style>
    <style:style style:name="T3" style:family="text">
      <style:text-properties officeooo:rsid="001f8690"/>
    </style:style>
    <style:style style:name="T4" style:family="text">
      <style:text-properties officeooo:rsid="001f8b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Нижегородской области</text:p>
      <text:p text:style-name="P1">Государственное бюджетное профессиональное образовательное учреждение</text:p>
      <text:p text:style-name="P1">«Нижегородский радиотехнический колледж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МДК01.02 Прикладное программирование</text:p>
      <text:p text:style-name="P14">ОТЧЁТ</text:p>
      <text:p text:style-name="P14">по лабораторной работе N <text:span text:style-name="T4">19</text:span></text:p>
      <text:p text:style-name="P14">Тема «Создание <text:span text:style-name="T4">angular приложение</text:span> 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Проверил: <text:s text:c="98"/>Выполнил:</text:p>
      <text:p text:style-name="P2">Преподаватель <text:s text:c="52"/>обучающийся группы <text:span text:style-name="T4">4</text:span>ПКС-15-1</text:p>
      <text:p text:style-name="P2">Слугин В.Г. <text:s text:c="87"/>Тюрин Николай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Нижний Новгород</text:p>
      <text:p text:style-name="P1">2018г.</text:p>
      <text:p text:style-name="P15"><text:soft-page-break/>Отчет</text:p>
      <text:p text:style-name="P1"/>
      <text:p text:style-name="P3">Вопрос <text:span text:style-name="T4">1</text:span></text:p>
      <text:p text:style-name="P3">Описать процесс создания каталога app_client для приложения на стороне клиента</text:p>
      <text:p text:style-name="P5"/>
      <text:p text:style-name="P6">Каталог <text:s/>app_client состоит из:</text:p>
      <text:list xml:id="list2954530765" text:style-name="L1">
        <text:list-item>
          <text:p text:style-name="P17">Приложения app.js;</text:p>
        </text:list-item>
        <text:list-item>
          <text:p text:style-name="P17">Страничек (index и page1);</text:p>
        </text:list-item>
        <text:list-item>
          <text:p text:style-name="P17">шаблонов (templates);</text:p>
        </text:list-item>
      </text:list>
      <text:p text:style-name="P6"/>
      <text:p text:style-name="P6"/>
      <text:list xml:id="list143055664823523" text:continue-numbering="true" text:style-name="L1">
        <text:list-header>
          <text:p text:style-name="P16">app.js</text:p>
        </text:list-header>
      </text:list>
      <text:p text:style-name="P6">В файлике app.js мы дали название нашему приложению и добавили зависимости к нему.</text:p>
      <text:p text:style-name="P7">Далее <text:span text:style-name="T2">пишем функцию config в которой описываем роутинг </text:span>используя конструкцию «when then» <text:span text:style-name="T2">для</text:span> <text:span text:style-name="T1">двух страниц, которые расположены в папках <text:s/></text:span>index и page1. <text:span text:style-name="T2">Если пользователь наберет несуществующий URL то с помощью «otherwise» его перенаправят на главную страницу.</text:span></text:p>
      <text:p text:style-name="P9">В конструкции «when then» первый аргументом прописывается URL, а второй аргумент набор параметров, а именно:</text:p>
      <text:p text:style-name="P9"><text:tab/>1.templateUrl — ссылка на html файл(представление)</text:p>
      <text:p text:style-name="P9"><text:tab/>2.controller — ссылка на контроллер.</text:p>
      <text:p text:style-name="P9"><text:tab/>3.controllerAs - <text:span text:style-name="T2">использование</text:span> вместо $scope слово this.</text:p>
      <text:p text:style-name="P10">Далее прописываем нашему приложению конфиг, в котором передаем функцию config.</text:p>
      <text:p text:style-name="P12"/>
      <text:p text:style-name="P8">Странич<text:span text:style-name="T2">ки</text:span> (index и page1)</text:p>
      <text:p text:style-name="P10">На самом деле это папки, в которых хранятся контроллер <text:s/>и html файл.</text:p>
      <text:p text:style-name="P10">Контроллере мы инициализируем его, как функцию, в которой мы используем ключевое слово «this» вместо «$scope» и инициализируем переменную test. Потом подключаем контроллер <text:s/>к нашему приложению.</text:p>
      <text:p text:style-name="P11">В html файлике находится обычной html, но чтобы вывести здесь переменные из контроллера <text:s/>нам нужно <text:span text:style-name="T3">написать имя приложения наследуя его от this в двух фигурных скобках (интерполяция).</text:span></text:p>
      <text:p text:style-name="P18">шаблоны (templates)</text:p>
      <text:p text:style-name="P4">В папе <text:s/>templates находится обычный html файл, который мы будем подключать в представления с помощью «ng-include».</text:p>
      <text:p text:style-name="P4"/>
      <text:p text:style-name="P4">Вопрос 2</text:p>
      <text:p text:style-name="P4">Описать процесс переключения с Express-маршрутизации на Angular-маршрутизацию</text:p>
      <text:p text:style-name="P4"/>
      <text:p text:style-name="P4">Прописав другой шаблон для страницы( добавили к тегу html атрибут ng-app=»имя нашего приложения», подключили стили, ангуляр, и наши <text:soft-page-break/>контроллеры) мы переключили маршрутизацию. А контроллер и роутинг тот же самый как и для других страниц.</text:p>
      <text:p text:style-name="P4"/>
      <text:p text:style-name="P13">Вопрос 3</text:p>
      <text:p text:style-name="P13">Описать два и более Angular-маршрута посредством использования angular-route в приложение Angular</text:p>
      <text:p text:style-name="P13"/>
      <text:p text:style-name="P13">Описано в вопросе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.0$Linux_X86_64 LibreOffice_project/00m0$Build-3</meta:generator>
    <meta:initial-creator>Anton Boyarshinov</meta:initial-creator>
    <meta:creation-date>2008-09-02T15:39:21</meta:creation-date>
    <dc:date>2019-01-18T14:30:54.822225310</dc:date>
    <meta:editing-cycles>3</meta:editing-cycles>
    <meta:editing-duration>PT9M10S</meta:editing-duration>
    <meta:document-statistic meta:table-count="0" meta:image-count="0" meta:object-count="0" meta:page-count="3" meta:paragraph-count="39" meta:word-count="305" meta:character-count="2518" meta:non-whitespace-character-count="2008"/>
    <meta:user-defined meta:name="Поле 1"/>
    <meta:user-defined meta:name="Поле 2"/>
    <meta:user-defined meta:name="Поле 3"/>
    <meta:user-defined meta:name="Поле 4"/>
  </office:meta>
</office:document-meta>
</file>